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ext_20_body">
      <style:text-properties style:font-name="Arial" officeooo:rsid="0014756d" officeooo:paragraph-rsid="0014756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font-name="Arial" officeooo:rsid="002661b9" officeooo:paragraph-rsid="002661b9"/>
    </style:style>
    <style:style style:name="P8" style:family="paragraph" style:parent-style-name="Table_20_Contents" style:list-style-name="L2">
      <style:text-properties style:font-name="Arial" officeooo:rsid="002661b9" officeooo:paragraph-rsid="002661b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661b9" officeooo:paragraph-rsid="002661b9"/>
    </style:style>
    <style:style style:name="T1" style:family="text">
      <style:text-properties fo:font-weight="bold" officeooo:rsid="00214670" style:font-weight-asian="bold" style:font-weight-complex="bold"/>
    </style:style>
    <style:style style:name="T2" style:family="text">
      <style:text-properties fo:font-weight="bold" officeooo:rsid="00248a41" style:font-weight-asian="bold" style:font-weight-complex="bold"/>
    </style:style>
    <style:style style:name="T3" style:family="text">
      <style:text-properties officeooo:rsid="00214670"/>
    </style:style>
    <style:style style:name="T4" style:family="text">
      <style:text-properties officeooo:rsid="0025330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3</text:span></text:p>
          </table:table-cell>
          <table:table-cell table:style-name="Tabelle4.A1" office:value-type="string">
            <text:p text:style-name="P2">Element: <text:span text:style-name="T2">6</text:span></text:p>
          </table:table-cell>
          <table:table-cell table:style-name="Tabelle4.C1" office:value-type="string">
            <text:p text:style-name="P2">Title: <text:span text:style-name="T1">Assignment </text:span><text:span text:style-name="T2">3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3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<text:span text:style-name="T4">3</text:span></text:p>
          </table:table-cell>
          <table:table-cell table:style-name="Tabelle1.C2" office:value-type="string">
            <text:list xml:id="list7669543110795184294" text:style-name="L1">
              <text:list-item>
                <text:p text:style-name="P7">Let's print out he numbers from a given start number <text:span text:style-name="T5">s</text:span> to a given end number <text:span text:style-name="T5">e</text:span> with a given step width <text:span text:style-name="T5">w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Assignment <text:span text:style-name="T4">3</text:span></text:p>
          </table:table-cell>
          <table:table-cell table:style-name="Tabelle1.C3" office:value-type="string">
            <text:list xml:id="list5911032247064400948" text:style-name="L2">
              <text:list-item>
                <text:p text:style-name="P8">Example: s = 1, e = 7, w = 2</text:p>
              </text:list-item>
              <text:list-item>
                <text:p text:style-name="P8">In words: every second number from 1 to 7</text:p>
              </text:list-item>
              <text:list-item>
                <text:p text:style-name="P8">Result: 1, 3, 5, 7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9">3</text:p>
          </table:table-cell>
          <table:table-cell table:style-name="Tabelle1.A2" office:value-type="string">
            <text:p text:style-name="P9">Assignment 3</text:p>
          </table:table-cell>
          <table:table-cell table:style-name="Tabelle1.C4" office:value-type="string">
            <text:list xml:id="list162759549154069" text:continue-numbering="true" text:style-name="L2">
              <text:list-item>
                <text:p text:style-name="P8">Hints:</text:p>
              </text:list-item>
              <text:list-item>
                <text:p text:style-name="P8">Use InputBox to get the numbers from the user</text:p>
              </text:list-item>
              <text:list-item>
                <text:p text:style-name="P8">Use a For loop to repeatedly print the numbers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</meta:editing-duration>
    <meta:editing-cycles>13</meta:editing-cycles>
    <meta:generator>LibreOffice/4.1.3.2$Windows_x86 LibreOffice_project/70feb7d99726f064edab4605a8ab840c50ec57a</meta:generator>
    <dc:date>2015-07-30T16:27:59.467000000</dc:date>
    <meta:document-statistic meta:table-count="2" meta:image-count="0" meta:object-count="0" meta:page-count="1" meta:paragraph-count="19" meta:word-count="103" meta:character-count="459" meta:non-whitespace-character-count="38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